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1.3756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ates</text:p>
          </table:table-cell>
          <table:table-cell table:style-name="ce1" office:value-type="string" calcext:value-type="string">
            <text:p>Names (Primary)</text:p>
          </table:table-cell>
          <table:table-cell table:style-name="ce1" office:value-type="string" calcext:value-type="string">
            <text:p>Names (Secondary)</text:p>
          </table:table-cell>
          <table:table-cell table:style-name="ce1" office:value-type="string" calcext:value-type="string">
            <text:p>Names (Unofficial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"Η κατά σάρκα περιτομή του Κυρίου ημών Ιησού Χριστού."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“0101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Βασιλείου του Μεγάλου, αρχιεπισκόπου Καισαρείας Καππαδοκίας (†379) και Εμμελείας της μητρός αυτού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1”</text:p>
          </table:table-cell>
          <table:table-cell office:value-type="float" office:value="103" calcext:value-type="float">
            <text:p>103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string" calcext:value-type="string">
            <text:p>"Αγίου Θεοδότου του μάρτυρος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1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Νεομάρτυρος Πέτρου, του εκ Τριπόλεως της Πελοποννήσου, και εν Τεμίσι της Μικράς Ασίας αθλήσαντος (†1776)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1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Οσίου Θεοδοσίου, ηγουμένου εν Τριγλία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1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Αγίου Γρηγορίου επισκόπου Ναζιανζού, πατρός του αγίου Γρηγορίου του θεολόγου.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1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Αγίου ιερομάρτυρος Πλάτωνος και των συν αυτώ Μιχαήλ και Νικολάου των πρεσβυτέρων.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1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Αγίου Τηλεμάχου ή Αλμαχίου"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0101”</text:p>
          </table:table-cell>
          <table:table-cell office:value-type="float" office:value="631" calcext:value-type="float">
            <text:p>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Προεόρτια των Φώτων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2”, “0103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Σιλβέστρου πάπα Ρώμης (†335)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2”</text:p>
          </table:table-cell>
          <table:table-cell office:value-type="float" office:value="593" calcext:value-type="float">
            <text:p>5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Κοσμά Α' αρχιεπισκόπου Κωνσταντινουπόλεως, του θαυματουργού (1075-1081)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2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Ιερομάρτυρος Θεαγένους, επισκόπου Παρίου (†320)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2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Μάρτυρος Βασιλείου του εξ Αγκύρας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2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Μαρτύρων Θεοπέμπτου, Θεοπίστου, Σεργίου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2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Νεομάρτυρος Γεωργίου (ή Ζώρζη ή Γκιουρτζή) του Ίβηρος, του εν Μυτιλήνη (†1770)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2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Σεραφείμ οσίου εν Σαρώφ (†1833)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2”</text:p>
          </table:table-cell>
          <table:table-cell/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string" calcext:value-type="string">
            <text:p>"Οσίας Θεοδότης, μητρός αγίων Αναργύρων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2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Οσίων Μάρκου του κωφού και Νείλου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2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Αγίου Ισιδώρου του Ιερομάρτυρος.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2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Οσίου Σίλβεστρου εκ Ρωσίας, του εν Λαύρα του Κιέβου.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2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Αγίου Σειριόλου του Δικαίου, του ἐξ Ουαλλίας.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2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Οσίας Ιουλιανής της Δικαίας, της εκ Ρωσίας.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2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Οσίου Γενναδίου Κερκύρας."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0102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Προφήτου Μαλαχίου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3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Μάρτυρος Γόρδιου του κόμητος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3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Οσίου Ακακίου του θαυματουργού, του εν τω Λάτρω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3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Οσίας Θωμαΐδος της Λεσβίας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3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Πέτρου του «σημειοφόρου», τοῦ εν τω αγίω Ζαχαρίω της Ατρώας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3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Οσίων Γενεβιέβης εκ Παρισίων, Παντελεήμονος, Μελίτωνος εκ Βηρυτού."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“0103”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Ευθυμίου, του ανθρώπου του Θεού, του εκ Γεωργίας."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“0103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Μάρτυρος Πέτρου του εν Αυλώνα της Παλαιστίνης."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“0103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Αγίων μαρτύρων μητρός και δύο τέκνων αυτής.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3”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8T17:42:40.090248677</meta:creation-date>
    <dc:date>2020-03-08T18:23:08.266408663</dc:date>
    <meta:editing-duration>PT40M16S</meta:editing-duration>
    <meta:editing-cycles>32</meta:editing-cycles>
    <meta:generator>LibreOffice/6.3.4.2.0$Linux_X86_64 LibreOffice_project/30$Build-2</meta:generator>
    <meta:document-statistic meta:table-count="1" meta:cell-count="108" meta:object-count="0"/>
  </office:meta>
</office:document-meta>
</file>